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9" style:family="text">
      <style:text-properties fo:font-size="9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11" style:family="text">
      <style:text-properties fo:font-size="9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16" style:family="text">
      <style:text-properties fo:font-size="9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19" style:family="text">
      <style:text-properties fo:font-size="9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21" style:family="text">
      <style:text-properties fo:font-size="9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24" style:family="text">
      <style:text-properties fo:font-size="9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26" style:family="text">
      <style:text-properties fo:font-size="9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28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29" style:family="text">
      <style:text-properties fo:font-size="9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45" style:family="text">
      <style:text-properties fo:font-size="9.00pt" fo:font-weight="normal" fo:font-family="Verdana" style:font-family-asian="Verdana" style:font-family-complex="Verdana" fo:background-color="transparent" fo:color="#00000a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50" style:family="text">
      <style:text-properties fo:font-size="9.00pt" fo:font-weight="normal" fo:font-family="Verdana" style:font-family-asian="Verdana" style:font-family-complex="Verdana" fo:background-color="transparent" fo:color="#00000a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9.00pt" fo:font-weight="normal" fo:font-family="Calibri" style:font-family-asian="Calibri" style:font-family-complex="Calibri" fo:background-color="transparent" fo:color="#00000a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2" style:family="paragraph">
      <style:paragraph-properties fo:line-height="100.00%" fo:text-align="center">
        <style:tab-stops>
          <style:tab-stop style:position="36.00pt"/>
        </style:tab-stops>
      </style:paragraph-properties>
    </style:style>
    <style:style style:name="P3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4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5" style:family="paragraph">
      <style:paragraph-properties fo:line-height="100.00%" fo:text-align="left" fo:margin-top="6.00pt" fo:margin-bottom="6.00pt">
        <style:tab-stops>
          <style:tab-stop style:position="36.00pt"/>
        </style:tab-stops>
      </style:paragraph-properties>
    </style:style>
    <style:style style:name="P6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7" style:family="paragraph">
      <style:paragraph-properties fo:line-height="100.00%" fo:text-align="center">
        <style:tab-stops>
          <style:tab-stop style:position="36.00pt"/>
        </style:tab-stops>
      </style:paragraph-properties>
    </style:style>
    <style:style style:name="P8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9" style:family="paragraph">
      <style:paragraph-properties fo:line-height="100.00%" fo:text-align="justify" fo:margin-top="6.00pt" fo:margin-bottom="6.00pt">
        <style:tab-stops>
          <style:tab-stop style:position="36.00pt"/>
        </style:tab-stops>
      </style:paragraph-properties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justify" fo:margin-left="-18.00pt" fo:text-indent="18.00pt" fo:margin-top="6.00pt" fo:margin-bottom="6.00pt">
        <style:tab-stops>
          <style:tab-stop style:position="838770.80pt"/>
        </style:tab-stops>
      </style:paragraph-properties>
    </style:style>
    <style:style style:name="P11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12" style:family="paragraph">
      <style:paragraph-properties fo:line-height="100.00%" fo:text-align="center">
        <style:tab-stops>
          <style:tab-stop style:position="36.00pt"/>
        </style:tab-stops>
      </style:paragraph-properties>
    </style:style>
    <style:style style:name="P13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14" style:family="paragraph">
      <style:paragraph-properties fo:line-height="100.00%" fo:text-align="justify" fo:margin-left="36.00pt" fo:text-indent="0.00pt" fo:margin-top="6.00pt" fo:margin-bottom="6.00pt">
        <style:tab-stops>
          <style:tab-stop style:position="0.00pt"/>
        </style:tab-stops>
      </style:paragraph-properties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justify" fo:margin-left="-18.00pt" fo:text-indent="18.00pt" fo:margin-top="6.00pt" fo:margin-bottom="6.00pt">
        <style:tab-stops>
          <style:tab-stop style:position="838770.80pt"/>
        </style:tab-stops>
      </style:paragraph-properties>
    </style:style>
    <style:style style:name="P16" style:family="paragraph">
      <style:paragraph-properties fo:line-height="100.00%" fo:text-align="justify" fo:margin-top="6.00pt" fo:margin-bottom="6.00pt">
        <style:tab-stops>
          <style:tab-stop style:position="838824.80pt"/>
        </style:tab-stops>
      </style:paragraph-properties>
    </style:style>
    <style:style style:name="P17" style:family="paragraph">
      <style:paragraph-properties fo:line-height="100.00%" fo:text-align="justify" fo:margin-left="36.00pt" fo:text-indent="0.00pt" fo:margin-top="6.00pt" fo:margin-bottom="6.00p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19" style:family="paragraph">
      <style:paragraph-properties fo:line-height="100.00%" fo:text-align="center">
        <style:tab-stops>
          <style:tab-stop style:position="36.00pt"/>
        </style:tab-stops>
      </style:paragraph-properties>
    </style:style>
    <style:style style:name="P20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21" style:family="paragraph">
      <style:paragraph-properties fo:line-height="100.00%" fo:text-align="justify" fo:margin-top="6.00pt" fo:margin-bottom="6.00pt">
        <style:tab-stops>
          <style:tab-stop style:position="36.00pt"/>
        </style:tab-stops>
      </style:paragraph-properties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justify" fo:margin-left="-18.00pt" fo:text-indent="18.00pt" fo:margin-top="6.00pt" fo:margin-bottom="6.00pt">
        <style:tab-stops>
          <style:tab-stop style:position="838770.80pt"/>
        </style:tab-stops>
      </style:paragraph-properties>
    </style:style>
    <style:style style:name="P23" style:family="paragraph">
      <style:paragraph-properties fo:line-height="100.00%" fo:text-align="justify" fo:margin-top="6.00pt" fo:margin-bottom="6.0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25" style:family="paragraph">
      <style:paragraph-properties fo:line-height="100.00%" fo:text-align="center">
        <style:tab-stops>
          <style:tab-stop style:position="36.00pt"/>
        </style:tab-stops>
      </style:paragraph-properties>
    </style:style>
    <style:style style:name="P26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text:list-style style:name="L2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justify" fo:margin-left="-18.00pt" fo:text-indent="18.00pt" fo:margin-top="6.00pt" fo:margin-bottom="6.00pt">
        <style:tab-stops>
          <style:tab-stop style:position="838482.80pt"/>
        </style:tab-stops>
      </style:paragraph-properties>
    </style:style>
    <style:style style:name="P28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29" style:family="paragraph">
      <style:paragraph-properties fo:line-height="100.00%" fo:text-align="center">
        <style:tab-stops>
          <style:tab-stop style:position="36.00pt"/>
        </style:tab-stops>
      </style:paragraph-properties>
    </style:style>
    <style:style style:name="P30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text:list-style style:name="L3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justify" fo:margin-left="-18.00pt" fo:text-indent="18.00pt" fo:margin-top="6.00pt" fo:margin-bottom="6.00pt">
        <style:tab-stops>
          <style:tab-stop style:position="838770.80pt"/>
        </style:tab-stops>
      </style:paragraph-properties>
    </style:style>
    <style:style style:name="P32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33" style:family="paragraph">
      <style:paragraph-properties fo:line-height="100.00%" fo:text-align="center" fo:margin-top="6.00pt" fo:margin-bottom="6.00pt">
        <style:tab-stops>
          <style:tab-stop style:position="36.00pt"/>
        </style:tab-stops>
      </style:paragraph-properties>
    </style:style>
    <style:style style:name="P34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35" style:family="paragraph">
      <style:paragraph-properties fo:line-height="100.00%" fo:text-align="justify" fo:margin-top="6.00pt" fo:margin-bottom="6.00pt">
        <style:tab-stops>
          <style:tab-stop style:position="36.00pt"/>
        </style:tab-stops>
      </style:paragraph-properties>
    </style:style>
    <style:style style:name="P36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37" style:family="paragraph">
      <style:paragraph-properties fo:line-height="100.00%" fo:text-align="center" fo:margin-top="6.00pt" fo:margin-bottom="6.00pt">
        <style:tab-stops>
          <style:tab-stop style:position="36.00pt"/>
        </style:tab-stops>
      </style:paragraph-properties>
    </style:style>
    <style:style style:name="P38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39" style:family="paragraph">
      <style:paragraph-properties fo:line-height="100.00%" fo:text-align="left" fo:margin-top="6.00pt" fo:margin-bottom="6.00pt">
        <style:tab-stops>
          <style:tab-stop style:position="36.00pt"/>
        </style:tab-stops>
      </style:paragraph-properties>
    </style:style>
    <style:style style:name="P40" style:family="paragraph">
      <style:paragraph-properties fo:line-height="100.00%" fo:text-align="left" fo:margin-left="5.40pt" fo:text-indent="-5.40pt">
        <style:tab-stops>
          <style:tab-stop style:position="473.40pt"/>
        </style:tab-stops>
      </style:paragraph-properties>
    </style:style>
    <style:style style:name="P41" style:family="paragraph">
      <style:paragraph-properties fo:line-height="100.00%" fo:text-align="left">
        <style:tab-stops>
          <style:tab-stop style:position="36.00pt"/>
        </style:tab-stops>
      </style:paragraph-properties>
    </style:style>
    <style:style style:name="TableColumn0100" style:family="table-column">
      <style:table-column-properties style:column-width="6.650000in"/>
    </style:style>
    <style:style style:name="Table01" style:family="table">
      <style:table-properties style:width="6.650000in" fo:margin-left="0.000000in" style:writing-mode="lr" table:align="left" style:may-break-between-rows="true"/>
    </style:style>
    <style:style style:name="TableRow0100" style:family="table-row">
      <style:table-row-properties style:min-row-height="0.027083in"/>
    </style:style>
    <style:style style:name="TableCell010000" style:family="table-cell">
      <style:table-cell-properties fo:border-top="0.006944in solid #d9d9d9" fo:border-left="0.006944in solid #d9d9d9" fo:border-right="0.006944in solid #d9d9d9" fo:border-bottom="0.006944in solid #d9d9d9" fo:padding-left="0.075000in" fo:padding-right="0.075000in" fo:vertical-align="top" fo:background-color="#ffffff"/>
    </style:style>
    <style:style style:name="TableRow0101" style:family="table-row">
      <style:table-row-properties style:min-row-height="0.027083in"/>
    </style:style>
    <style:style style:name="TableCell010100" style:family="table-cell">
      <style:table-cell-properties fo:border-top="0.006944in solid #d9d9d9" fo:border-left="0.006944in solid #d9d9d9" fo:border-right="0.006944in solid #d9d9d9" fo:border-bottom="0.006944in solid #d9d9d9" fo:padding-left="0.075000in" fo:padding-right="0.075000in" fo:vertical-align="top" fo:background-color="#ffffff"/>
    </style:style>
    <style:style style:name="TableRow0102" style:family="table-row">
      <style:table-row-properties style:min-row-height="0.027083in"/>
    </style:style>
    <style:style style:name="TableCell010200" style:family="table-cell">
      <style:table-cell-properties fo:border-top="0.006944in solid #d9d9d9" fo:border-left="0.006944in solid #d9d9d9" fo:border-right="0.006944in solid #d9d9d9" fo:border-bottom="0.006944in solid #d9d9d9" fo:padding-left="0.075000in" fo:padding-right="0.075000in" fo:vertical-align="top" fo:background-color="#ffffff"/>
    </style:style>
    <style:style style:name="TableRow0103" style:family="table-row">
      <style:table-row-properties style:min-row-height="0.027083in"/>
    </style:style>
    <style:style style:name="TableCell010300" style:family="table-cell">
      <style:table-cell-properties fo:border-top="0.006944in solid #d9d9d9" fo:border-left="0.006944in solid #d9d9d9" fo:border-right="0.006944in solid #d9d9d9" fo:border-bottom="0.006944in solid #d9d9d9" fo:padding-left="0.075000in" fo:padding-right="0.075000in" fo:vertical-align="top" fo:background-color="#ffffff"/>
    </style:style>
    <style:style style:name="TableRow0104" style:family="table-row">
      <style:table-row-properties style:min-row-height="0.027083in"/>
    </style:style>
    <style:style style:name="TableCell010400" style:family="table-cell">
      <style:table-cell-properties fo:border-top="0.006944in solid #d9d9d9" fo:border-left="0.006944in solid #d9d9d9" fo:border-right="0.006944in solid #d9d9d9" fo:border-bottom="0.006944in solid #d9d9d9" fo:padding-left="0.075000in" fo:padding-right="0.075000in" fo:vertical-align="top" fo:background-color="#ffffff"/>
    </style:style>
    <style:style style:name="TableRow0105" style:family="table-row">
      <style:table-row-properties style:min-row-height="0.027083in"/>
    </style:style>
    <style:style style:name="TableCell010500" style:family="table-cell">
      <style:table-cell-properties fo:border-top="0.006944in solid #d9d9d9" fo:border-left="0.006944in solid #d9d9d9" fo:border-right="0.006944in solid #d9d9d9" fo:border-bottom="0.006944in solid #d9d9d9" fo:padding-left="0.075000in" fo:padding-right="0.075000in" fo:vertical-align="top" fo:background-color="#ffffff"/>
    </style:style>
    <style:style style:name="TableRow0106" style:family="table-row">
      <style:table-row-properties style:min-row-height="0.027083in"/>
    </style:style>
    <style:style style:name="TableCell010600" style:family="table-cell">
      <style:table-cell-properties fo:border-top="0.006944in solid #d9d9d9" fo:border-left="0.006944in solid #d9d9d9" fo:border-right="0.006944in solid #d9d9d9" fo:border-bottom="0.006944in solid #d9d9d9" fo:padding-left="0.075000in" fo:padding-right="0.075000in" fo:vertical-align="top" fo:background-color="#ffffff"/>
    </style:style>
    <style:style style:name="TableRow0107" style:family="table-row">
      <style:table-row-properties style:min-row-height="0.027083in"/>
    </style:style>
    <style:style style:name="TableCell010700" style:family="table-cell">
      <style:table-cell-properties fo:border-top="0.006944in solid #d9d9d9" fo:border-left="0.006944in solid #d9d9d9" fo:border-right="0.006944in solid #d9d9d9" fo:border-bottom="0.006944in solid #d9d9d9" fo:padding-left="0.075000in" fo:padding-right="0.075000in" fo:vertical-align="top" fo:background-color="#ffffff"/>
    </style:style>
    <style:style style:name="TableRow0108" style:family="table-row">
      <style:table-row-properties style:min-row-height="0.027083in"/>
    </style:style>
    <style:style style:name="TableCell010800" style:family="table-cell">
      <style:table-cell-properties fo:border-top="0.006944in solid #d9d9d9" fo:border-left="0.006944in solid #d9d9d9" fo:border-right="0.006944in solid #d9d9d9" fo:border-bottom="0.006944in solid #d9d9d9" fo:padding-left="0.075000in" fo:padding-right="0.075000in" fo:vertical-align="top" fo:background-color="#ffffff"/>
    </style:style>
    <style:style style:name="TableRow0109" style:family="table-row">
      <style:table-row-properties style:min-row-height="0.027083in"/>
    </style:style>
    <style:style style:name="TableCell010900" style:family="table-cell">
      <style:table-cell-properties fo:border-top="0.006944in solid #d9d9d9" fo:border-left="0.006944in solid #d9d9d9" fo:border-right="0.006944in solid #d9d9d9" fo:border-bottom="0.006944in solid #d9d9d9" fo:padding-left="0.075000in" fo:padding-right="0.075000in" fo:vertical-align="top" fo:background-color="#ffffff"/>
    </style:style>
    <style:style style:name="TableRow0110" style:family="table-row">
      <style:table-row-properties style:min-row-height="0.027083in"/>
    </style:style>
    <style:style style:name="TableCell011000" style:family="table-cell">
      <style:table-cell-properties fo:border-top="0.006944in solid #d9d9d9" fo:border-left="0.006944in solid #d9d9d9" fo:border-right="0.006944in solid #d9d9d9" fo:border-bottom="0.006944in solid #d9d9d9" fo:padding-left="0.075000in" fo:padding-right="0.075000in" fo:vertical-align="top" fo:background-color="#ffffff"/>
    </style:style>
    <style:style style:name="TableRow0111" style:family="table-row">
      <style:table-row-properties style:min-row-height="0.027083in"/>
    </style:style>
    <style:style style:name="TableCell011100" style:family="table-cell">
      <style:table-cell-properties fo:border-top="0.006944in solid #d9d9d9" fo:border-left="0.006944in solid #d9d9d9" fo:border-right="0.006944in solid #d9d9d9" fo:border-bottom="0.006944in solid #d9d9d9" fo:padding-left="0.075000in" fo:padding-right="0.075000in" fo:vertical-align="top" fo:background-color="#ffffff"/>
    </style:style>
    <style:style style:name="TableRow0112" style:family="table-row">
      <style:table-row-properties style:min-row-height="0.027083in"/>
    </style:style>
    <style:style style:name="TableCell011200" style:family="table-cell">
      <style:table-cell-properties fo:border-top="0.006944in solid #d9d9d9" fo:border-left="0.006944in solid #d9d9d9" fo:border-right="0.006944in solid #d9d9d9" fo:border-bottom="0.006944in solid #d9d9d9" fo:padding-left="0.075000in" fo:padding-right="0.075000in" fo:vertical-align="top" fo:background-color="#ffffff"/>
    </style:style>
    <style:style style:name="TableRow0113" style:family="table-row">
      <style:table-row-properties style:min-row-height="0.027083in"/>
    </style:style>
    <style:style style:name="TableCell011300" style:family="table-cell">
      <style:table-cell-properties fo:border-top="0.006944in solid #d9d9d9" fo:border-left="0.006944in solid #d9d9d9" fo:border-right="0.006944in solid #d9d9d9" fo:border-bottom="0.006944in solid #d9d9d9" fo:padding-left="0.075000in" fo:padding-right="0.075000in" fo:vertical-align="top" fo:background-color="#ffffff"/>
    </style:style>
    <style:style style:name="TableRow0114" style:family="table-row">
      <style:table-row-properties style:min-row-height="0.027083in"/>
    </style:style>
    <style:style style:name="TableCell011400" style:family="table-cell">
      <style:table-cell-properties fo:border-top="0.006944in solid #d9d9d9" fo:border-left="0.006944in solid #d9d9d9" fo:border-right="0.006944in solid #d9d9d9" fo:border-bottom="0.006944in solid #d9d9d9" fo:padding-left="0.075000in" fo:padding-right="0.075000in" fo:vertical-align="top" fo:background-color="#ffffff"/>
    </style:style>
    <style:style style:name="TableRow0115" style:family="table-row">
      <style:table-row-properties style:min-row-height="0.027083in"/>
    </style:style>
    <style:style style:name="TableCell011500" style:family="table-cell">
      <style:table-cell-properties fo:border-top="0.006944in solid #d9d9d9" fo:border-left="0.006944in solid #d9d9d9" fo:border-right="0.006944in solid #d9d9d9" fo:border-bottom="0.006944in solid #d9d9d9" fo:padding-left="0.075000in" fo:padding-right="0.075000in" fo:vertical-align="top" fo:background-color="#ffffff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ext:p text:style-name="P2"><text:span text:style-name="T2">BASIC INFORMATION:</text:span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Name and Surname: Milan Pavic</text:span></text:p>
            <text:p text:style-name="P5"><text:span text:style-name="T4">Date of birth: 29.03.1988.<text:s text:c="124"/></text:span></text:p>
            <text:p text:style-name="P5"><text:span text:style-name="T4">Address: Drinska bb,<text:s text:c="2"/>Aleksinac, 18220 Serbia</text:span></text:p>
            <text:p text:style-name="P5"><text:span text:style-name="T4">Mobile phone: +381 64 34 33 536</text:span></text:p>
            <text:p text:style-name="P5"><text:span text:style-name="T4">E-mail: milanpavice@hotmail.com </text:span></text:p>
            <text:p text:style-name="P5"><text:span text:style-name="T4">Skype Id: milanpavic1</text:span><text:span text:style-name="T5"/></text:p>
          </table:table-cell>
        </table:table-row>
        <table:table-row table:style-name="TableRow0102">
          <table:table-cell table:style-name="TableCell010200">
            <text:p text:style-name="P7"><text:span text:style-name="T6">WORK EXPERIENCE:</text:span><text:span text:style-name="T7"/></text:p>
          </table:table-cell>
        </table:table-row>
        <table:table-row table:style-name="TableRow0103">
          <table:table-cell table:style-name="TableCell010300">
            <text:p text:style-name="P9"><text:span text:style-name="T7"/></text:p>
            <text:list text:style-name="L10">
              <text:list-item>
                <text:p text:style-name="P10"><text:span text:style-name="T8">Freelance Front End Developer 3.5 years</text:span></text:p>
              </text:list-item>
              <text:list-item>
                <text:p text:style-name="P10"><text:a xlink:href="http://www.ingsoftware.com/"><text:span text:style-name="T9">http://www.ingsoftware.com/</text:span></text:a><text:span text:style-name="T10"><text:s/>(2 months practical education)</text:span></text:p>
              </text:list-item>
              <text:list-item>
                <text:p text:style-name="P10"><text:a xlink:href="https://www.upwork.com/freelancers/~01be610d6c3b624894?https://www.dropbox.com/s/g48agiurw0xvwmv/Untitled.jpg?dl=0"><text:span text:style-name="T11">https://www.upwork.com/freelancers/~01be610d6c3b624894?https://www.dropbox.com/s/g48agiurw0xvwmv/Untitled.jpg?dl=0</text:span></text:a><text:span text:style-name="T12"/></text:p>
              </text:list-item>
            </text:list>
          </table:table-cell>
        </table:table-row>
        <table:table-row table:style-name="TableRow0104">
          <table:table-cell table:style-name="TableCell010400">
            <text:p text:style-name="P12"><text:span text:style-name="T13">PROJECTS:</text:span><text:span text:style-name="T14"/></text:p>
          </table:table-cell>
        </table:table-row>
        <table:table-row table:style-name="TableRow0105">
          <table:table-cell table:style-name="TableCell010500">
            <text:p text:style-name="P14"><text:span text:style-name="T15">Some of mine online work:</text:span></text:p>
            <text:list text:style-name="L15">
              <text:list-item>
                <text:p text:style-name="P15"><text:a xlink:href="https://sharepayment.com/"><text:span text:style-name="T16">https://sharepayment.com/</text:span></text:a><text:span text:style-name="T17"><text:s/>PSD</text:span><text:span text:style-name="T18"><text:s/>to html,css(bootstrap,sass)</text:span></text:p>
              </text:list-item>
              <text:list-item>
                <text:p text:style-name="P15"><text:a xlink:href="https://gomemorable.com/"><text:span text:style-name="T19">https://gomemorable.com/</text:span></text:a><text:span text:style-name="T20"><text:s text:c="2"/>PSD to html,css(bootstrap,sass), jquery</text:span></text:p>
              </text:list-item>
              <text:list-item>
                <text:p text:style-name="P15"><text:a xlink:href="http://langeminnott.com/"><text:span text:style-name="T21">http://langeminnott.com/</text:span></text:a><text:span text:style-name="T22"><text:s/>PSD</text:span><text:span text:style-name="T23"><text:s/>to Wordpress</text:span></text:p>
              </text:list-item>
              <text:list-item>
                <text:p text:style-name="P15"><text:a xlink:href="http://wirex-systems.com/"><text:span text:style-name="T24">http://wirex-systems.com/</text:span></text:a><text:span text:style-name="T25"><text:s text:c="2"/>PSD to Wordpress</text:span></text:p>
              </text:list-item>
              <text:list-item>
                <text:p text:style-name="P15"><text:a xlink:href="http://74.220.219.114/~mcconnf0/PSD"><text:span text:style-name="T26">http://74.220.219.114/~mcconnf0/PSD</text:span></text:a><text:span text:style-name="T27"><text:s/>to Wordpress</text:span></text:p>
              </text:list-item>
              <text:list-item>
                <text:p text:style-name="P15"><text:span text:style-name="T28">Working examples:<text:s/></text:span><text:a xlink:href="https://bitbucket.org/bitmilanpavic/examples.git"><text:span text:style-name="T29">https://bitbucket.org/bitmilanpavic/examples.git</text:span></text:a><text:span text:style-name="T30"/></text:p>
              </text:list-item>
            </text:list>
            <text:p text:style-name="P16"><text:span text:style-name="T31"/></text:p>
            <text:p text:style-name="P17"><text:span text:style-name="T31"/></text:p>
          </table:table-cell>
        </table:table-row>
        <table:table-row table:style-name="TableRow0106">
          <table:table-cell table:style-name="TableCell010600">
            <text:p text:style-name="P19"><text:span text:style-name="T32">TEHNOLOGIES:</text:span><text:span text:style-name="T33"/></text:p>
          </table:table-cell>
        </table:table-row>
        <table:table-row table:style-name="TableRow0107">
          <table:table-cell table:style-name="TableCell010700">
            <text:p text:style-name="P21"><text:span text:style-name="T33"/></text:p>
            <text:list text:style-name="L22">
              <text:list-item>
                <text:p text:style-name="P22"><text:span text:style-name="T34">HTML5 , CSS3(bootstrap, sass) , </text:span></text:p>
              </text:list-item>
              <text:list-item>
                <text:p text:style-name="P22"><text:span text:style-name="T34">JQuery, JavaScript, WordPress ,Git, Grunt </text:span></text:p>
              </text:list-item>
              <text:list-item>
                <text:p text:style-name="P22"><text:span text:style-name="T34">Learning at the moment M.E.A.N Stact, mongoDB/express/angular2</text:span></text:p>
              </text:list-item>
            </text:list>
            <text:p text:style-name="P23"><text:span text:style-name="T35"/></text:p>
          </table:table-cell>
        </table:table-row>
        <table:table-row table:style-name="TableRow0108">
          <table:table-cell table:style-name="TableCell010800">
            <text:p text:style-name="P25"><text:span text:style-name="T36">EDUCATION:</text:span><text:span text:style-name="T37"/></text:p>
          </table:table-cell>
        </table:table-row>
        <table:table-row table:style-name="TableRow0109">
          <table:table-cell table:style-name="TableCell010900">
            <text:list text:style-name="L27">
              <text:list-item>
                <text:p text:style-name="P27"><text:span text:style-name="T38"><text:s/>High Technical School of Professional Studies Trstenik - Informatics in engineering</text:span></text:p>
              </text:list-item>
              <text:list-item>
                <text:p text:style-name="P27"><text:span text:style-name="T38"><text:s/>High school "Nikola Tesla"Nis - Computer technician</text:span><text:span text:style-name="T39"/></text:p>
              </text:list-item>
            </text:list>
          </table:table-cell>
        </table:table-row>
        <table:table-row table:style-name="TableRow0110">
          <table:table-cell table:style-name="TableCell011000">
            <text:p text:style-name="P29"><text:span text:style-name="T40">OTHER SKILLS:</text:span><text:span text:style-name="T41"/></text:p>
          </table:table-cell>
        </table:table-row>
        <table:table-row table:style-name="TableRow0111">
          <table:table-cell table:style-name="TableCell011100">
            <text:list text:style-name="L31">
              <text:list-item>
                <text:p text:style-name="P31"><text:span text:style-name="T42">Eager to improve/learn new skill sets</text:span></text:p>
              </text:list-item>
              <text:list-item>
                <text:p text:style-name="P31"><text:span text:style-name="T42">Solid knowledge of English</text:span><text:span text:style-name="T43"/></text:p>
              </text:list-item>
            </text:list>
          </table:table-cell>
        </table:table-row>
        <table:table-row table:style-name="TableRow0112">
          <table:table-cell table:style-name="TableCell011200">
            <text:p text:style-name="P33"><text:span text:style-name="T44">INTERESTS</text:span><text:span text:style-name="T45">:</text:span><text:span text:style-name="T46"/></text:p>
          </table:table-cell>
        </table:table-row>
        <table:table-row table:style-name="TableRow0113">
          <table:table-cell table:style-name="TableCell011300">
            <text:p text:style-name="P35"><text:span text:style-name="T47">Web development , Technologies like Angular, Node, SPA concept, javascript in general</text:span><text:span text:style-name="T48"/></text:p>
          </table:table-cell>
        </table:table-row>
        <table:table-row table:style-name="TableRow0114">
          <table:table-cell table:style-name="TableCell011400">
            <text:p text:style-name="P37"><text:span text:style-name="T49">HOBBIES</text:span><text:span text:style-name="T50">:</text:span><text:span text:style-name="T51"/></text:p>
          </table:table-cell>
        </table:table-row>
        <table:table-row table:style-name="TableRow0115">
          <table:table-cell table:style-name="TableCell011500">
            <text:p text:style-name="P39"><text:span text:style-name="T52"><text:s/>Music, Books, Tv Shows, Movies</text:span><text:span text:style-name="T53"/></text:p>
          </table:table-cell>
        </table:table-row>
      </table:table>
      <text:p text:style-name="P41"><text:span text:style-name="T5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